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KacstDecorative" svg:font-family="KacstDecorative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Thin" svg:font-family="'Lato Thin'" style:font-pitch="variable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1" style:family="table-row">
      <style:table-row-properties style:min-row-height="0.60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2c4a"/>
    </style:style>
    <style:style style:name="P2" style:family="paragraph" style:parent-style-name="Standard">
      <style:text-properties officeooo:paragraph-rsid="00151112"/>
    </style:style>
    <style:style style:name="P3" style:family="paragraph" style:parent-style-name="Standard">
      <style:text-properties style:font-name="Liberation Serif" fo:font-size="12pt" fo:font-style="normal" officeooo:paragraph-rsid="00151112" style:font-style-asian="normal" style:font-style-complex="normal"/>
    </style:style>
    <style:style style:name="P4" style:family="paragraph" style:parent-style-name="Standard">
      <style:text-properties style:font-name="Liberation Serif" fo:font-style="normal" officeooo:rsid="001fa17d" officeooo:paragraph-rsid="001fa17d" style:font-style-asian="normal" style:font-style-complex="normal"/>
    </style:style>
    <style:style style:name="P5" style:family="paragraph" style:parent-style-name="Standard">
      <style:text-properties style:font-name="Liberation Serif" fo:font-style="normal" officeooo:rsid="00218ed5" officeooo:paragraph-rsid="00218ed5" style:font-style-asian="normal" style:font-style-complex="normal"/>
    </style:style>
    <style:style style:name="P6" style:family="paragraph" style:parent-style-name="Standard">
      <style:text-properties style:font-name="Liberation Serif" fo:font-style="normal" officeooo:rsid="0025e1ab" officeooo:paragraph-rsid="0025e1ab" style:font-style-asian="normal" style:font-style-complex="normal"/>
    </style:style>
    <style:style style:name="P7" style:family="paragraph" style:parent-style-name="Standard">
      <style:text-properties style:font-name="Liberation Serif" fo:font-style="normal" fo:font-weight="normal" officeooo:rsid="001fa17d" officeooo:paragraph-rsid="001fa17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f25bd" officeooo:paragraph-rsid="000f25b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officeooo:rsid="000f25bd" officeooo:paragraph-rsid="000f25bd"/>
    </style:style>
    <style:style style:name="P10" style:family="paragraph" style:parent-style-name="Standard">
      <style:paragraph-properties fo:text-align="start" style:justify-single-word="false"/>
      <style:text-properties officeooo:rsid="000f25bd" officeooo:paragraph-rsid="000f25bd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10cece" officeooo:paragraph-rsid="00151112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10cece" officeooo:paragraph-rsid="0015756e" style:font-style-asian="italic" style:font-style-complex="italic"/>
    </style:style>
    <style:style style:name="P13" style:family="paragraph" style:parent-style-name="Standard">
      <style:text-properties fo:font-style="italic" officeooo:rsid="0010cece" officeooo:paragraph-rsid="00151112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1b5a14" officeooo:paragraph-rsid="001b5a14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0f696b" officeooo:paragraph-rsid="000f696b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02ccd" officeooo:paragraph-rsid="00102ccd" style:font-style-asian="normal" style:font-style-complex="normal"/>
    </style:style>
    <style:style style:name="P17" style:family="paragraph" style:parent-style-name="Standard">
      <style:text-properties fo:font-style="normal" officeooo:rsid="0010cece" officeooo:paragraph-rsid="00151112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02313" officeooo:paragraph-rsid="00102313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22c4a" officeooo:paragraph-rsid="00122c4a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51112" officeooo:paragraph-rsid="00151112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b5a14" officeooo:paragraph-rsid="001b5a14" style:font-style-asian="normal" style:font-style-complex="normal"/>
    </style:style>
    <style:style style:name="P22" style:family="paragraph" style:parent-style-name="Standard">
      <style:text-properties fo:font-style="normal" officeooo:rsid="001dc953" officeooo:paragraph-rsid="001dc953" style:font-style-asian="normal" style:font-style-complex="normal"/>
    </style:style>
    <style:style style:name="P23" style:family="paragraph" style:parent-style-name="Standard">
      <style:text-properties fo:font-style="normal" officeooo:rsid="001dc953" officeooo:paragraph-rsid="001ec6ca" style:font-style-asian="normal" style:font-style-complex="normal"/>
    </style:style>
    <style:style style:name="P24" style:family="paragraph" style:parent-style-name="Standard">
      <style:text-properties fo:font-style="normal" officeooo:rsid="0022af0f" officeooo:paragraph-rsid="0022af0f" style:font-style-asian="normal" style:font-style-complex="normal"/>
    </style:style>
    <style:style style:name="P25" style:family="paragraph" style:parent-style-name="Standard">
      <style:text-properties fo:font-style="normal" officeooo:rsid="00241bc4" officeooo:paragraph-rsid="00241bc4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bold" officeooo:rsid="00122c4a" officeooo:paragraph-rsid="00122c4a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18afb7" officeooo:paragraph-rsid="0018afb7" style:font-style-asian="normal" style:font-weight-asian="bold" style:font-style-complex="normal" style:font-weight-complex="bold"/>
    </style:style>
    <style:style style:name="P28" style:family="paragraph" style:parent-style-name="Standard">
      <style:text-properties officeooo:rsid="00151112" officeooo:paragraph-rsid="00151112"/>
    </style:style>
    <style:style style:name="P29" style:family="paragraph" style:parent-style-name="Standard">
      <style:paragraph-properties fo:text-align="start" style:justify-single-word="false"/>
      <style:text-properties fo:font-weight="bold" officeooo:rsid="000f25bd" officeooo:paragraph-rsid="000f25bd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122c4a"/>
    </style:style>
    <style:style style:name="P32" style:family="paragraph" style:parent-style-name="Table_20_Contents">
      <style:paragraph-properties fo:text-align="start" style:justify-single-word="false"/>
      <style:text-properties officeooo:rsid="00102ccd" officeooo:paragraph-rsid="00102ccd"/>
    </style:style>
    <style:style style:name="P33" style:family="paragraph" style:parent-style-name="Table_20_Contents">
      <style:paragraph-properties fo:text-align="start" style:justify-single-word="false"/>
      <style:text-properties officeooo:rsid="00102ccd" officeooo:paragraph-rsid="00122c4a"/>
    </style:style>
    <style:style style:name="P34" style:family="paragraph" style:parent-style-name="Table_20_Contents">
      <style:paragraph-properties fo:text-align="start" style:justify-single-word="false"/>
      <style:text-properties officeooo:rsid="0010cece" officeooo:paragraph-rsid="0010cece"/>
    </style:style>
    <style:style style:name="P35" style:family="paragraph" style:parent-style-name="Table_20_Contents">
      <style:paragraph-properties fo:text-align="start" style:justify-single-word="false"/>
      <style:text-properties officeooo:rsid="0010cece" officeooo:paragraph-rsid="00122c4a"/>
    </style:style>
    <style:style style:name="P36" style:family="paragraph" style:parent-style-name="Table_20_Contents">
      <style:paragraph-properties fo:text-align="start" style:justify-single-word="false"/>
      <style:text-properties officeooo:rsid="0010cece" officeooo:paragraph-rsid="00132046"/>
    </style:style>
    <style:style style:name="P37" style:family="paragraph" style:parent-style-name="Table_20_Contents">
      <style:paragraph-properties fo:text-align="start" style:justify-single-word="false"/>
      <style:text-properties officeooo:rsid="00122c4a" officeooo:paragraph-rsid="00122c4a"/>
    </style:style>
    <style:style style:name="P38" style:family="paragraph" style:parent-style-name="Table_20_Contents">
      <style:paragraph-properties fo:text-align="start" style:justify-single-word="false"/>
      <style:text-properties officeooo:rsid="00132046" officeooo:paragraph-rsid="00132046"/>
    </style:style>
    <style:style style:name="P39" style:family="paragraph" style:parent-style-name="Table_20_Contents">
      <style:paragraph-properties fo:text-align="start" style:justify-single-word="false"/>
      <style:text-properties officeooo:rsid="001a8da8" officeooo:paragraph-rsid="001a8da8"/>
    </style:style>
    <style:style style:name="P40" style:family="paragraph" style:parent-style-name="Standard">
      <style:paragraph-properties fo:text-align="start" style:justify-single-word="false"/>
      <style:text-properties officeooo:rsid="000f25bd" officeooo:paragraph-rsid="000f25bd"/>
    </style:style>
    <style:style style:name="P41" style:family="paragraph" style:parent-style-name="Standard">
      <style:paragraph-properties fo:text-align="start" style:justify-single-word="false"/>
      <style:text-properties fo:color="#000000" style:font-name="Menlo-Regular" fo:font-size="11pt" fo:font-style="italic" officeooo:rsid="001b5a14" officeooo:paragraph-rsid="001b5a14" style:font-size-asian="11pt" style:font-style-asian="italic" style:font-style-complex="italic"/>
    </style:style>
    <style:style style:name="P42" style:family="paragraph" style:parent-style-name="Standard">
      <style:text-properties fo:color="#000000" style:font-name="Menlo-Regular" fo:font-size="11pt" fo:font-style="italic" officeooo:paragraph-rsid="0023a87c" style:font-size-asian="11pt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color="#000000" style:font-name="Menlo-Regular" fo:font-size="11pt" fo:font-style="italic" officeooo:rsid="00294e35" officeooo:paragraph-rsid="00294e35" style:font-size-asian="11pt" style:font-style-asian="italic" style:font-style-complex="italic"/>
    </style:style>
    <style:style style:name="P44" style:family="paragraph" style:parent-style-name="Standard">
      <style:text-properties fo:color="#000000" style:font-name="Menlo-Regular" fo:font-size="11pt" fo:font-style="normal" officeooo:rsid="001dc953" officeooo:paragraph-rsid="001dc953" style:font-size-asian="11pt" style:font-style-asian="normal" style:font-style-complex="normal"/>
    </style:style>
    <style:style style:name="P4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8pt" style:font-size-asian="8pt" style:font-size-complex="8pt"/>
    </style:style>
    <style:style style:name="P46" style:family="paragraph" style:parent-style-name="Standard">
      <style:text-properties fo:color="#000000" style:font-name="Liberation Serif" fo:font-size="11pt" fo:font-style="normal" officeooo:rsid="001fa17d" officeooo:paragraph-rsid="001fa17d" style:font-size-asian="11pt" style:font-style-asian="normal" style:font-style-complex="normal"/>
    </style:style>
    <style:style style:name="P47" style:family="paragraph" style:parent-style-name="Standard">
      <style:text-properties fo:color="#000000" style:font-name="Liberation Serif" fo:font-size="11pt" fo:font-style="normal" fo:font-weight="bold" officeooo:rsid="001fa17d" officeooo:paragraph-rsid="001fa17d" style:font-size-asian="11pt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color="#000000" style:font-name="Liberation Serif" fo:font-size="11pt" fo:font-style="normal" fo:font-weight="normal" officeooo:rsid="001fa17d" officeooo:paragraph-rsid="001fa17d" style:font-size-asian="11pt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ato Light1" fo:font-size="11pt" fo:font-style="italic" officeooo:rsid="001b5a14" officeooo:paragraph-rsid="001b5a14" style:font-size-asian="11pt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color="#000000" style:font-name="Lato Light1" fo:font-size="11pt" fo:font-style="italic" officeooo:rsid="001b5a14" officeooo:paragraph-rsid="001f0bf7" style:font-size-asian="11pt" style:font-style-asian="italic" style:font-style-complex="italic"/>
    </style:style>
    <style:style style:name="P5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ato Light1" fo:font-size="11pt" fo:font-style="italic" style:font-size-asian="11pt" style:font-style-asian="italic" style:font-style-complex="italic"/>
    </style:style>
    <style:style style:name="P52" style:family="paragraph" style:parent-style-name="Standard">
      <style:text-properties officeooo:rsid="00151112" officeooo:paragraph-rsid="0023a87c"/>
    </style:style>
    <style:style style:name="P53" style:family="paragraph" style:parent-style-name="Standard">
      <style:text-properties fo:font-style="normal" fo:font-weight="bold" officeooo:rsid="00275708" officeooo:paragraph-rsid="00275708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fo:font-weight="bold" officeooo:rsid="002c85b5" officeooo:paragraph-rsid="002c85b5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normal" officeooo:rsid="000f696b" officeooo:paragraph-rsid="000f696b" style:font-style-asian="normal" style:font-style-complex="normal"/>
    </style:style>
    <style:style style:name="P56" style:family="paragraph" style:parent-style-name="Standard">
      <style:text-properties fo:font-style="normal" officeooo:rsid="0025e1ab" officeooo:paragraph-rsid="0025e1ab" style:font-style-asian="normal" style:font-style-complex="normal"/>
    </style:style>
    <style:style style:name="P57" style:family="paragraph" style:parent-style-name="Standard">
      <style:text-properties fo:font-style="normal" officeooo:rsid="0025e1ab" officeooo:paragraph-rsid="002d4d94" style:font-style-asian="normal" style:font-style-complex="normal"/>
    </style:style>
    <style:style style:name="P58" style:family="paragraph" style:parent-style-name="Standard">
      <style:text-properties fo:font-style="normal" officeooo:rsid="002b1324" officeooo:paragraph-rsid="003247df" fo:background-color="transparent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tyle="italic" officeooo:rsid="002d4d94" officeooo:paragraph-rsid="002d4d94" style:font-style-asian="italic" style:font-style-complex="italic"/>
    </style:style>
    <style:style style:name="P60" style:family="paragraph" style:parent-style-name="Standard">
      <style:paragraph-properties fo:text-align="start" style:justify-single-word="false"/>
      <style:text-properties style:font-name="Courier" fo:font-style="italic" officeooo:rsid="002c85b5" officeooo:paragraph-rsid="002c85b5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style:font-name="Courier" fo:font-size="10pt" fo:font-style="italic" officeooo:rsid="002d4d94" officeooo:paragraph-rsid="002d4d94" style:font-size-asian="10pt" style:font-style-asian="italic" style:font-size-complex="10pt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officeooo:rsid="002846b1" officeooo:paragraph-rsid="002846b1"/>
    </style:style>
    <style:style style:name="P63" style:family="paragraph" style:parent-style-name="Table_20_Contents">
      <style:paragraph-properties fo:text-align="start" style:justify-single-word="false"/>
      <style:text-properties officeooo:rsid="00294e35" officeooo:paragraph-rsid="00294e35"/>
    </style:style>
    <style:style style:name="P64" style:family="paragraph" style:parent-style-name="Table_20_Contents">
      <style:paragraph-properties fo:text-align="start" style:justify-single-word="false"/>
      <style:text-properties officeooo:rsid="00102ccd" officeooo:paragraph-rsid="002c85b5"/>
    </style:style>
    <style:style style:name="P65" style:family="paragraph" style:parent-style-name="Table_20_Contents">
      <style:paragraph-properties fo:text-align="start" style:justify-single-word="false"/>
      <style:text-properties officeooo:rsid="00102ccd" officeooo:paragraph-rsid="00102ccd"/>
    </style:style>
    <style:style style:name="P66" style:family="paragraph" style:parent-style-name="Table_20_Contents">
      <style:paragraph-properties fo:text-align="start" style:justify-single-word="false"/>
      <style:text-properties officeooo:rsid="0010cece" officeooo:paragraph-rsid="0010cece" fo:background-color="transparent"/>
    </style:style>
    <style:style style:name="P67" style:family="paragraph" style:parent-style-name="Table_20_Contents">
      <style:paragraph-properties fo:text-align="start" style:justify-single-word="false"/>
      <style:text-properties officeooo:rsid="00122c4a" officeooo:paragraph-rsid="00122c4a" fo:background-color="transparent"/>
    </style:style>
    <style:style style:name="P68" style:family="paragraph" style:parent-style-name="Table_20_Contents">
      <style:paragraph-properties fo:text-align="start" style:justify-single-word="false"/>
      <style:text-properties officeooo:rsid="002c85b5" officeooo:paragraph-rsid="002c85b5" fo:background-color="transparent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officeooo:rsid="0010cece" officeooo:paragraph-rsid="0010cece"/>
    </style:style>
    <style:style style:name="P70" style:family="paragraph" style:parent-style-name="Table_20_Contents">
      <style:paragraph-properties fo:text-align="start" style:justify-single-word="false"/>
      <style:text-properties officeooo:rsid="002c85b5" officeooo:paragraph-rsid="002c85b5"/>
    </style:style>
    <style:style style:name="T1" style:family="text">
      <style:text-properties officeooo:rsid="00102ccd"/>
    </style:style>
    <style:style style:name="T2" style:family="text">
      <style:text-properties officeooo:rsid="0010cece"/>
    </style:style>
    <style:style style:name="T3" style:family="text">
      <style:text-properties officeooo:rsid="00151112"/>
    </style:style>
    <style:style style:name="T4" style:family="text">
      <style:text-properties fo:font-style="italic" officeooo:rsid="0010cece" style:font-style-asian="italic" style:font-style-complex="italic"/>
    </style:style>
    <style:style style:name="T5" style:family="text">
      <style:text-properties officeooo:rsid="001b5a14"/>
    </style:style>
    <style:style style:name="T6" style:family="text">
      <style:text-properties fo:color="#000000" style:font-name="Menlo-Regular" fo:font-size="11pt" style:font-size-asian="11pt"/>
    </style:style>
    <style:style style:name="T7" style:family="text">
      <style:text-properties fo:color="#000000" style:font-name="Menlo-Regular" fo:font-size="11pt" officeooo:rsid="001ec6ca" style:font-size-asian="11pt"/>
    </style:style>
    <style:style style:name="T8" style:family="text">
      <style:text-properties fo:color="#000000" style:font-name="Menlo-Regular" fo:font-size="11pt" fo:font-weight="bold" style:font-size-asian="11pt" style:font-weight-asian="bold" style:font-weight-complex="bold"/>
    </style:style>
    <style:style style:name="T9" style:family="text">
      <style:text-properties fo:color="#000000" style:font-name="Menlo-Regular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Menlo-Regular" fo:font-size="8pt" style:font-size-asian="8pt" style:font-size-complex="8pt"/>
    </style:style>
    <style:style style:name="T11" style:family="text">
      <style:text-properties fo:color="#000000" style:font-name="Liberation Serif" fo:font-size="11pt" style:font-size-asian="11pt"/>
    </style:style>
    <style:style style:name="T12" style:family="text">
      <style:text-properties fo:color="#000000" style:font-name="Liberation Serif" fo:font-size="11pt" officeooo:rsid="001ec6ca" style:font-size-asian="11pt"/>
    </style:style>
    <style:style style:name="T13" style:family="text">
      <style:text-properties fo:color="#000000" fo:font-size="11pt" style:font-size-asian="11pt"/>
    </style:style>
    <style:style style:name="T14" style:family="text">
      <style:text-properties fo:color="#000000" fo:font-size="11pt" officeooo:rsid="001ec6ca" style:font-size-asian="11pt"/>
    </style:style>
    <style:style style:name="T15" style:family="text">
      <style:text-properties fo:color="#000000" fo:font-size="11pt" officeooo:rsid="0020dd2b" style:font-size-asian="11pt"/>
    </style:style>
    <style:style style:name="T16" style:family="text">
      <style:text-properties fo:color="#000000" fo:font-size="11pt" officeooo:rsid="00218ed5" style:font-size-asian="11pt"/>
    </style:style>
    <style:style style:name="T17" style:family="text">
      <style:text-properties fo:color="#000000" fo:font-size="11pt" officeooo:rsid="00241bc4" style:font-size-asian="11pt"/>
    </style:style>
    <style:style style:name="T18" style:family="text">
      <style:text-properties fo:color="#000000" fo:font-size="11pt" officeooo:rsid="002b1324" style:font-size-asian="11pt"/>
    </style:style>
    <style:style style:name="T19" style:family="text">
      <style:text-properties style:font-name="Menlo" fo:font-style="italic" style:text-underline-style="none" style:font-style-asian="italic" style:font-style-complex="italic"/>
    </style:style>
    <style:style style:name="T20" style:family="text">
      <style:text-properties style:font-name="Menlo" officeooo:rsid="001f0bf7"/>
    </style:style>
    <style:style style:name="T21" style:family="text">
      <style:text-properties officeooo:rsid="001f0bf7"/>
    </style:style>
    <style:style style:name="T22" style:family="text">
      <style:text-properties officeooo:rsid="002846b1"/>
    </style:style>
    <style:style style:name="T23" style:family="text">
      <style:text-properties officeooo:rsid="002b1324"/>
    </style:style>
    <style:style style:name="T24" style:family="text">
      <style:text-properties fo:color="#800000"/>
    </style:style>
    <style:style style:name="T25" style:family="text">
      <style:text-properties officeooo:rsid="002d4d94"/>
    </style:style>
    <style:style style:name="T26" style:family="text">
      <style:text-properties style:use-window-font-color="true" officeooo:rsid="002d4d94"/>
    </style:style>
    <style:style style:name="T27" style:family="text">
      <style:text-properties style:font-name="Lato Light1"/>
    </style:style>
    <style:style style:name="T28" style:family="text">
      <style:text-properties style:font-name="Lato Light1" officeooo:rsid="002b13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te-rendu TD4</text:p>
      <text:p text:style-name="P9">TANG YUKE</text:p>
      <text:p text:style-name="P10"/>
      <text:p text:style-name="P29"/>
      <text:p text:style-name="P29">Exercice1</text:p>
      <text:p text:style-name="P10">1)</text:p>
      <text:p text:style-name="P15"/>
      <text:p text:style-name="P54">Code du test :</text:p>
      <text:p text:style-name="P60">#include&lt;stdio.h&gt;</text:p>
      <text:p text:style-name="P60"/>
      <text:p text:style-name="P60">int add(int a,int b ){</text:p>
      <text:p text:style-name="P60"><text:tab/>return a+b;<text:tab/></text:p>
      <text:p text:style-name="P60"><text:tab/>}</text:p>
      <text:p text:style-name="P60"/>
      <text:p text:style-name="P60">int main (){</text:p>
      <text:p text:style-name="P60"><text:tab/>//arranger</text:p>
      <text:p text:style-name="P60"/>
      <text:p text:style-name="P60"><text:tab/>int n1=-1;</text:p>
      <text:p text:style-name="P60"><text:tab/>int n2=-1;</text:p>
      <text:p text:style-name="P60"><text:tab/>//agir</text:p>
      <text:p text:style-name="P60"/>
      <text:p text:style-name="P60"><text:tab/>int resultat=add(n1,n2);</text:p>
      <text:p text:style-name="P60"><text:tab/>//auditer</text:p>
      <text:p text:style-name="P60"/>
      <text:p text:style-name="P60"><text:tab/>if (resultat!=-2)<text:tab/></text:p>
      <text:p text:style-name="P60"><text:tab/><text:tab/>printf(" le test -1 -1 a raté\n");</text:p>
      <text:p text:style-name="P60"/>
      <text:p text:style-name="P60"><text:tab/>else</text:p>
      <text:p text:style-name="P60"><text:tab/><text:tab/>printf(" la somme de %d et %d est %d \n: ",n1, n2,resultat);</text:p>
      <text:p text:style-name="P60"><text:tab/></text:p>
      <text:p text:style-name="P60"><text:tab/>n1=5;</text:p>
      <text:p text:style-name="P60"><text:tab/>n2=3;<text:tab/></text:p>
      <text:p text:style-name="P60"><text:tab/>resultat=add(n1,n2);</text:p>
      <text:p text:style-name="P60"><text:tab/>if (resultat!=8)<text:tab/></text:p>
      <text:p text:style-name="P60"><text:tab/><text:tab/>printf(" le test 5 3 a raté\n");</text:p>
      <text:p text:style-name="P60"/>
      <text:p text:style-name="P60"><text:tab/>else</text:p>
      <text:p text:style-name="P60"><text:tab/><text:tab/>printf(" la somme de %d et %d est %d \n: ",n1, n2,resultat);</text:p>
      <text:p text:style-name="P60"><text:tab/></text:p>
      <text:p text:style-name="P60"><text:tab/>n1=5;</text:p>
      <text:p text:style-name="P60"><text:tab/>n2=10000000;<text:tab/></text:p>
      <text:p text:style-name="P60"><text:tab/>resultat=add(n1,n2);</text:p>
      <text:p text:style-name="P60"><text:tab/>if (resultat!=10000005)<text:tab/></text:p>
      <text:p text:style-name="P60"><text:tab/><text:tab/>printf(" le test 5 10000000 a raté\n");</text:p>
      <text:p text:style-name="P60"/>
      <text:p text:style-name="P60"><text:tab/>else</text:p>
      <text:p text:style-name="P60"><text:tab/><text:tab/>printf(" la somme de %d et %d est %d \n: ",n1, n2,resultat);</text:p>
      <text:p text:style-name="P60"><text:soft-page-break/></text:p>
      <text:p text:style-name="P60"><text:tab/>n1=5;</text:p>
      <text:p text:style-name="P60"><text:tab/>n2=0.5;<text:tab/></text:p>
      <text:p text:style-name="P60"><text:tab/>resultat=add(n1,n2);</text:p>
      <text:p text:style-name="P60"><text:tab/>if (resultat!=5.5)<text:tab/></text:p>
      <text:p text:style-name="P60"><text:tab/><text:tab/>printf(" le test 5 0.5 a raté\n");</text:p>
      <text:p text:style-name="P60"/>
      <text:p text:style-name="P60"><text:tab/>else</text:p>
      <text:p text:style-name="P60"><text:tab/><text:tab/>printf(" la somme de %d et %d est %d \n: ",n1, n2,resultat);</text:p>
      <text:p text:style-name="P60"/>
      <text:p text:style-name="P60"><text:tab/>n1=0;</text:p>
      <text:p text:style-name="P60"><text:tab/>n2=0;<text:tab/></text:p>
      <text:p text:style-name="P60"><text:tab/>resultat=add(n1,n2);</text:p>
      <text:p text:style-name="P60"><text:tab/>if (resultat!=0)<text:tab/></text:p>
      <text:p text:style-name="P60"><text:tab/><text:tab/>printf(" le test 0 0 a raté\n");</text:p>
      <text:p text:style-name="P60"/>
      <text:p text:style-name="P60"><text:tab/>else</text:p>
      <text:p text:style-name="P60"><text:tab/><text:tab/>printf(" la somme de %d et %d est %d \n: ",n1, n2,resultat);</text:p>
      <text:p text:style-name="P60"/>
      <text:p text:style-name="P60"><text:tab/>n1=5;</text:p>
      <text:p text:style-name="P60"><text:tab/>n2=-3;<text:tab/></text:p>
      <text:p text:style-name="P60"><text:tab/>resultat=add(n1,n2);</text:p>
      <text:p text:style-name="P60"><text:tab/>if (resultat!=2)<text:tab/></text:p>
      <text:p text:style-name="P60"><text:tab/><text:tab/>printf(" le test 5 3 a raté\n");</text:p>
      <text:p text:style-name="P60"/>
      <text:p text:style-name="P60"><text:tab/>else</text:p>
      <text:p text:style-name="P60"><text:tab/><text:tab/>printf(" la somme de %d et %d est %d \n: ",n1, n2,resultat);</text:p>
      <text:p text:style-name="P15"/>
      <text:p text:style-name="P16">Tester :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2">Cas à tester</text:p>
          </table:table-cell>
          <table:table-cell table:style-name="Tableau1.A1" office:value-type="string">
            <text:p text:style-name="P32">Valeur</text:p>
          </table:table-cell>
          <table:table-cell table:style-name="Tableau1.A1" office:value-type="string">
            <text:p text:style-name="P32">Résultat attendu</text:p>
          </table:table-cell>
          <table:table-cell table:style-name="Tableau1.D1" office:value-type="string">
            <text:p text:style-name="P64">Résultat <text:s/><text:span text:style-name="T22">du test</text:span></text:p>
          </table:table-cell>
        </table:table-row>
        <table:table-row>
          <table:table-cell table:style-name="Tableau1.A2" office:value-type="string">
            <text:p text:style-name="P32">Normal</text:p>
          </table:table-cell>
          <table:table-cell table:style-name="Tableau1.A2" office:value-type="string">
            <text:p text:style-name="P32">5,3</text:p>
          </table:table-cell>
          <table:table-cell table:style-name="Tableau1.A2" office:value-type="string">
            <text:p text:style-name="P32">8</text:p>
          </table:table-cell>
          <table:table-cell table:style-name="Tableau1.D2" office:value-type="string">
            <text:p text:style-name="P32">8</text:p>
          </table:table-cell>
        </table:table-row>
        <table:table-row>
          <table:table-cell table:style-name="Tableau1.A2" office:value-type="string">
            <text:p text:style-name="P32">Négative</text:p>
          </table:table-cell>
          <table:table-cell table:style-name="Tableau1.A2" office:value-type="string">
            <text:p text:style-name="P32">5,-3</text:p>
          </table:table-cell>
          <table:table-cell table:style-name="Tableau1.A2" office:value-type="string">
            <text:p text:style-name="P32">2</text:p>
          </table:table-cell>
          <table:table-cell table:style-name="Tableau1.D2" office:value-type="string">
            <text:p text:style-name="P32">2</text:p>
          </table:table-cell>
        </table:table-row>
        <table:table-row>
          <table:table-cell table:style-name="Tableau1.A2" office:value-type="string">
            <text:p text:style-name="P32">Grand</text:p>
          </table:table-cell>
          <table:table-cell table:style-name="Tableau1.A2" office:value-type="string">
            <text:p text:style-name="P32">5,10000000</text:p>
          </table:table-cell>
          <table:table-cell table:style-name="Tableau1.A2" office:value-type="string">
            <text:p text:style-name="P32">10000005</text:p>
          </table:table-cell>
          <table:table-cell table:style-name="Tableau1.D2" office:value-type="string">
            <text:p text:style-name="P32">10000005</text:p>
          </table:table-cell>
        </table:table-row>
        <table:table-row>
          <table:table-cell table:style-name="Tableau1.A2" office:value-type="string">
            <text:p text:style-name="P32">N'est pas entier</text:p>
          </table:table-cell>
          <table:table-cell table:style-name="Tableau1.A2" office:value-type="string">
            <text:p text:style-name="P32">5,0.5</text:p>
          </table:table-cell>
          <table:table-cell table:style-name="Tableau1.A2" office:value-type="string">
            <text:p text:style-name="P32">5.5</text:p>
          </table:table-cell>
          <table:table-cell table:style-name="Tableau1.D2" office:value-type="string">
            <text:p text:style-name="P32">Raté</text:p>
          </table:table-cell>
        </table:table-row>
        <table:table-row>
          <table:table-cell table:style-name="Tableau1.A2" office:value-type="string">
            <text:p text:style-name="P30">N<text:span text:style-name="T1">ul</text:span></text:p>
          </table:table-cell>
          <table:table-cell table:style-name="Tableau1.A2" office:value-type="string">
            <text:p text:style-name="P32">0,0</text:p>
          </table:table-cell>
          <table:table-cell table:style-name="Tableau1.A2" office:value-type="string">
            <text:p text:style-name="P32">0</text:p>
          </table:table-cell>
          <table:table-cell table:style-name="Tableau1.D2" office:value-type="string">
            <text:p text:style-name="P32">0</text:p>
          </table:table-cell>
        </table:table-row>
        <table:table-row>
          <table:table-cell table:style-name="Tableau1.A2" office:value-type="string">
            <text:p text:style-name="P32">Deux négative</text:p>
          </table:table-cell>
          <table:table-cell table:style-name="Tableau1.A2" office:value-type="string">
            <text:p text:style-name="P32">-1,-1</text:p>
          </table:table-cell>
          <table:table-cell table:style-name="Tableau1.A2" office:value-type="string">
            <text:p text:style-name="P32">-2</text:p>
          </table:table-cell>
          <table:table-cell table:style-name="Tableau1.D2" office:value-type="string">
            <text:p text:style-name="P32">-2</text:p>
          </table:table-cell>
        </table:table-row>
      </table:table>
      <text:p text:style-name="P15"/>
      <text:p text:style-name="P16">2)</text:p>
      <text:p text:style-name="P59">Code source :</text:p>
      <text:p text:style-name="P59"/>
      <text:p text:style-name="P61">#include&lt;stdio.h&gt;</text:p>
      <text:p text:style-name="P61"/>
      <text:p text:style-name="P61"/>
      <text:p text:style-name="P61">int fac(int a){</text:p>
      <text:p text:style-name="P61"><text:tab/>int resultat=1;<text:tab/></text:p>
      <text:p text:style-name="P61"><text:tab/>for(int i=1;i&lt;=a;i++){</text:p>
      <text:p text:style-name="P61"><text:soft-page-break/><text:tab/><text:tab/><text:tab/><text:tab/>resultat=resultat*i;</text:p>
      <text:p text:style-name="P61"><text:tab/><text:tab/>}<text:tab/></text:p>
      <text:p text:style-name="P61"><text:tab/><text:tab/>return resultat;</text:p>
      <text:p text:style-name="P61"><text:tab/>}</text:p>
      <text:p text:style-name="P61"><text:tab/></text:p>
      <text:p text:style-name="P61"><text:tab/></text:p>
      <text:p text:style-name="P61">void main(){</text:p>
      <text:p text:style-name="P61"><text:tab/>int n;</text:p>
      <text:p text:style-name="P61"><text:tab/>int resultat;</text:p>
      <text:p text:style-name="P61"><text:tab/></text:p>
      <text:p text:style-name="P61"><text:tab/>n=5;</text:p>
      <text:p text:style-name="P61"><text:tab/>resultat=fac(n);</text:p>
      <text:p text:style-name="P61"><text:tab/>if(resultat!=120){</text:p>
      <text:p text:style-name="P61"><text:tab/><text:tab/>printf("Le test %i a raté\n",n);</text:p>
      <text:p text:style-name="P61"><text:tab/>}</text:p>
      <text:p text:style-name="P61"><text:tab/></text:p>
      <text:p text:style-name="P61"><text:tab/>n=0;</text:p>
      <text:p text:style-name="P61"><text:tab/>resultat=fac(n);</text:p>
      <text:p text:style-name="P61"><text:tab/>if(resultat!=1){</text:p>
      <text:p text:style-name="P61"><text:tab/><text:tab/>printf("Le test %i a raté\n",n);</text:p>
      <text:p text:style-name="P61"><text:tab/>}</text:p>
      <text:p text:style-name="P61"/>
      <text:p text:style-name="P61"><text:tab/>n=1;</text:p>
      <text:p text:style-name="P61"><text:tab/>resultat=fac(n);</text:p>
      <text:p text:style-name="P61"><text:tab/>if(resultat!=1){</text:p>
      <text:p text:style-name="P61"><text:tab/><text:tab/>printf("Le test %i a raté\n",n);</text:p>
      <text:p text:style-name="P61"><text:tab/>}</text:p>
      <text:p text:style-name="P61"/>
      <text:p text:style-name="P61"><text:tab/>n=2.5;</text:p>
      <text:p text:style-name="P61"><text:tab/>resultat=fac(n);</text:p>
      <text:p text:style-name="P61"><text:tab/></text:p>
      <text:p text:style-name="P61"><text:tab/><text:tab/>printf("Le test de %i est %i\n",n,resultat);</text:p>
      <text:p text:style-name="P61"><text:tab/></text:p>
      <text:p text:style-name="P61"><text:tab/></text:p>
      <text:p text:style-name="P61"><text:tab/>n='A';</text:p>
      <text:p text:style-name="P61"><text:tab/>resultat=fac(n);</text:p>
      <text:p text:style-name="P61"><text:tab/></text:p>
      <text:p text:style-name="P61"><text:tab/><text:tab/>printf("Le test de A est %i\n",resultat);</text:p>
      <text:p text:style-name="P61"><text:tab/></text:p>
      <text:p text:style-name="P61"/>
      <text:p text:style-name="P61"><text:tab/>n=-5;</text:p>
      <text:p text:style-name="P61"><text:tab/>resultat=fac(n);</text:p>
      <text:p text:style-name="P61"><text:tab/></text:p>
      <text:p text:style-name="P61"><text:tab/><text:tab/>printf("Le test de %i est %i\n",n,resultat);</text:p>
      <text:p text:style-name="P61"><text:tab/></text:p>
      <text:p text:style-name="P61"><text:tab/>n=100;</text:p>
      <text:p text:style-name="P61"><text:tab/>resultat=fac(n);</text:p>
      <text:p text:style-name="P61"><text:tab/></text:p>
      <text:p text:style-name="P61"><text:tab/><text:tab/>printf("Le test de %i est %i\n",n,resultat);</text:p>
      <text:p text:style-name="P61"><text:tab/></text:p>
      <text:p text:style-name="P61">}</text:p>
      <text:p text:style-name="P18"/>
      <table:table table:name="Tableau2" table:style-name="Tableau2">
        <table:table-column table:style-name="Tableau2.A" table:number-columns-repeated="3"/>
        <table:table-column table:style-name="Tableau2.D"/>
        <table:table-row table:style-name="Tableau2.1">
          <table:table-cell table:style-name="Tableau2.A1" office:value-type="string">
            <text:p text:style-name="P32">Cas à tester</text:p>
          </table:table-cell>
          <table:table-cell table:style-name="Tableau2.A1" office:value-type="string">
            <text:p text:style-name="P32">Valeur</text:p>
          </table:table-cell>
          <table:table-cell table:style-name="Tableau2.A1" office:value-type="string">
            <text:p text:style-name="P32">Résultat attendu</text:p>
          </table:table-cell>
          <table:table-cell table:style-name="Tableau2.D1" office:value-type="string">
            <text:p text:style-name="P32">Résultat <text:s/><text:span text:style-name="T22">du test</text:span></text:p>
          </table:table-cell>
        </table:table-row>
        <table:table-row>
          <table:table-cell table:style-name="Tableau2.A2" office:value-type="string">
            <text:p text:style-name="P32">Normal</text:p>
          </table:table-cell>
          <table:table-cell table:style-name="Tableau2.A2" office:value-type="string">
            <text:p text:style-name="P34">5</text:p>
          </table:table-cell>
          <table:table-cell table:style-name="Tableau2.A2" office:value-type="string">
            <text:p text:style-name="P34">120</text:p>
          </table:table-cell>
          <table:table-cell table:style-name="Tableau2.D2" office:value-type="string">
            <text:p text:style-name="P34">120</text:p>
          </table:table-cell>
        </table:table-row>
        <table:table-row>
          <table:table-cell table:style-name="Tableau2.A2" office:value-type="string">
            <text:p text:style-name="P32">Négative</text:p>
          </table:table-cell>
          <table:table-cell table:style-name="Tableau2.A2" office:value-type="string">
            <text:p text:style-name="P34">-5</text:p>
          </table:table-cell>
          <table:table-cell table:style-name="Tableau2.A2" office:value-type="string">
            <text:p text:style-name="P62">Donnée invalide</text:p>
          </table:table-cell>
          <table:table-cell table:style-name="Tableau2.D2" office:value-type="string">
            <text:p text:style-name="P70">1</text:p>
          </table:table-cell>
        </table:table-row>
        <table:table-row>
          <table:table-cell table:style-name="Tableau2.A2" office:value-type="string">
            <text:p text:style-name="P32">Grand</text:p>
          </table:table-cell>
          <table:table-cell table:style-name="Tableau2.A2" office:value-type="string">
            <text:p text:style-name="P34">100</text:p>
          </table:table-cell>
          <table:table-cell table:style-name="Tableau2.A2" office:value-type="string">
            <text:p text:style-name="P34">100 !</text:p>
          </table:table-cell>
          <table:table-cell table:style-name="Tableau2.D2" office:value-type="string">
            <text:p text:style-name="P69">0</text:p>
          </table:table-cell>
        </table:table-row>
        <table:table-row>
          <table:table-cell table:style-name="Tableau2.A2" office:value-type="string">
            <text:p text:style-name="P32">N'est pas entier</text:p>
          </table:table-cell>
          <table:table-cell table:style-name="Tableau2.A2" office:value-type="string">
            <text:p text:style-name="P30">2.<text:span text:style-name="T2">5</text:span></text:p>
          </table:table-cell>
          <table:table-cell table:style-name="Tableau2.A2" office:value-type="string">
            <text:p text:style-name="P66">Non valide</text:p>
          </table:table-cell>
          <table:table-cell table:style-name="Tableau2.D2" office:value-type="string">
            <text:p text:style-name="P66">2</text:p>
          </table:table-cell>
        </table:table-row>
        <text:soft-page-break/>
        <table:table-row>
          <table:table-cell table:style-name="Tableau2.A2" office:value-type="string">
            <text:p text:style-name="P30">N<text:span text:style-name="T1">ul</text:span></text:p>
          </table:table-cell>
          <table:table-cell table:style-name="Tableau2.A2" office:value-type="string">
            <text:p text:style-name="P34">0</text:p>
          </table:table-cell>
          <table:table-cell table:style-name="Tableau2.A2" office:value-type="string">
            <text:p text:style-name="P34">0</text:p>
          </table:table-cell>
          <table:table-cell table:style-name="Tableau2.D2" office:value-type="string">
            <text:p text:style-name="P66">1</text:p>
          </table:table-cell>
        </table:table-row>
        <table:table-row>
          <table:table-cell table:style-name="Tableau2.A2" office:value-type="string">
            <text:p text:style-name="P37">Valeur 1</text:p>
          </table:table-cell>
          <table:table-cell table:style-name="Tableau2.A2" office:value-type="string">
            <text:p text:style-name="P37">1</text:p>
          </table:table-cell>
          <table:table-cell table:style-name="Tableau2.A2" office:value-type="string">
            <text:p text:style-name="P37">1</text:p>
          </table:table-cell>
          <table:table-cell table:style-name="Tableau2.D2" office:value-type="string">
            <text:p text:style-name="P67">1</text:p>
          </table:table-cell>
        </table:table-row>
        <table:table-row>
          <table:table-cell table:style-name="Tableau2.A2" office:value-type="string">
            <text:p text:style-name="P39">N 'est pas chiffre</text:p>
          </table:table-cell>
          <table:table-cell table:style-name="Tableau2.A2" office:value-type="string">
            <text:p text:style-name="P39">A</text:p>
          </table:table-cell>
          <table:table-cell table:style-name="Tableau2.A2" office:value-type="string">
            <text:p text:style-name="P63">Non valide</text:p>
          </table:table-cell>
          <table:table-cell table:style-name="Tableau2.D2" office:value-type="string">
            <text:p text:style-name="P68">0</text:p>
          </table:table-cell>
        </table:table-row>
      </table:table>
      <text:p text:style-name="P18"/>
      <text:p text:style-name="P18"/>
      <text:p text:style-name="P26">Exercice2</text:p>
      <text:p text:style-name="P19"/>
      <text:p text:style-name="P20">Pour le premier fonction factorielle :</text:p>
      <text:p text:style-name="P20"/>
      <text:p text:style-name="P21">Programme de test :<text:span text:style-name="T20">testfac.c</text:span></text:p>
      <text:p text:style-name="P20"/>
      <text:p text:style-name="P14"/>
      <text:p text:style-name="P14"/>
      <text:p text:style-name="P21"/>
      <text:p text:style-name="P21">Le programme <text:span text:style-name="T21">test </text:span>donne :</text:p>
      <text:p text:style-name="P49"><text:s/>le test2 a raté </text:p>
      <text:p text:style-name="P51"><text:s/>le test3 a raté </text:p>
      <text:p text:style-name="P51"><text:s/>le test4 a raté </text:p>
      <text:p text:style-name="P51"><text:s/>le test-4 a raté </text:p>
      <text:p text:style-name="P49"><text:s/>le test5 a raté </text:p>
      <text:p text:style-name="P43"/>
      <text:p text:style-name="P41"><text:s/><text:span text:style-name="T23">Rappel des cas de test trouvés à l’exo 1 : </text:span>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33">Cas à tester</text:p>
          </table:table-cell>
          <table:table-cell table:style-name="Tableau3.A1" office:value-type="string">
            <text:p text:style-name="P33">Valeur</text:p>
          </table:table-cell>
          <table:table-cell table:style-name="Tableau3.A1" office:value-type="string">
            <text:p text:style-name="P33">Résultat attendu</text:p>
          </table:table-cell>
          <table:table-cell table:style-name="Tableau3.D1" office:value-type="string">
            <text:p text:style-name="P33">Résultat donnée</text:p>
          </table:table-cell>
        </table:table-row>
        <table:table-row>
          <table:table-cell table:style-name="Tableau3.A2" office:value-type="string">
            <text:p text:style-name="P33">Normal</text:p>
          </table:table-cell>
          <table:table-cell table:style-name="Tableau3.A2" office:value-type="string">
            <text:p text:style-name="P35">5</text:p>
          </table:table-cell>
          <table:table-cell table:style-name="Tableau3.A2" office:value-type="string">
            <text:p text:style-name="P35">120</text:p>
          </table:table-cell>
          <table:table-cell table:style-name="Tableau3.D2" office:value-type="string">
            <text:p text:style-name="P38">1</text:p>
          </table:table-cell>
        </table:table-row>
        <table:table-row>
          <table:table-cell table:style-name="Tableau3.A2" office:value-type="string">
            <text:p text:style-name="P33">Négative</text:p>
          </table:table-cell>
          <table:table-cell table:style-name="Tableau3.A2" office:value-type="string">
            <text:p text:style-name="P35">-5</text:p>
          </table:table-cell>
          <table:table-cell table:style-name="Tableau3.A2" office:value-type="string">
            <text:p text:style-name="P35">-120</text:p>
          </table:table-cell>
          <table:table-cell table:style-name="Tableau3.D2" office:value-type="string">
            <text:p text:style-name="P38">1</text:p>
          </table:table-cell>
        </table:table-row>
        <table:table-row>
          <table:table-cell table:style-name="Tableau3.A2" office:value-type="string">
            <text:p text:style-name="P33">Grand</text:p>
          </table:table-cell>
          <table:table-cell table:style-name="Tableau3.A2" office:value-type="string">
            <text:p text:style-name="P35">100</text:p>
          </table:table-cell>
          <table:table-cell table:style-name="Tableau3.A2" office:value-type="string">
            <text:p text:style-name="P36">100 !</text:p>
          </table:table-cell>
          <table:table-cell table:style-name="Tableau3.D2" office:value-type="string">
            <text:p text:style-name="P38">1</text:p>
          </table:table-cell>
        </table:table-row>
        <table:table-row>
          <table:table-cell table:style-name="Tableau3.A2" office:value-type="string">
            <text:p text:style-name="P33">N'est pas entier</text:p>
          </table:table-cell>
          <table:table-cell table:style-name="Tableau3.A2" office:value-type="string">
            <text:p text:style-name="P31">2.<text:span text:style-name="T2">5</text:span></text:p>
          </table:table-cell>
          <table:table-cell table:style-name="Tableau3.A2" office:value-type="string">
            <text:p text:style-name="P35">Non valide</text:p>
          </table:table-cell>
          <table:table-cell table:style-name="Tableau3.D2" office:value-type="string">
            <text:p text:style-name="P38">1</text:p>
          </table:table-cell>
        </table:table-row>
        <table:table-row>
          <table:table-cell table:style-name="Tableau3.A2" office:value-type="string">
            <text:p text:style-name="P31">N<text:span text:style-name="T1">ul</text:span></text:p>
          </table:table-cell>
          <table:table-cell table:style-name="Tableau3.A2" office:value-type="string">
            <text:p text:style-name="P35">0</text:p>
          </table:table-cell>
          <table:table-cell table:style-name="Tableau3.A2" office:value-type="string">
            <text:p text:style-name="P37">1</text:p>
          </table:table-cell>
          <table:table-cell table:style-name="Tableau3.D2" office:value-type="string">
            <text:p text:style-name="P35">1</text:p>
          </table:table-cell>
        </table:table-row>
        <table:table-row>
          <table:table-cell table:style-name="Tableau3.A2" office:value-type="string">
            <text:p text:style-name="P37">Valeur 1</text:p>
          </table:table-cell>
          <table:table-cell table:style-name="Tableau3.A2" office:value-type="string">
            <text:p text:style-name="P37">1</text:p>
          </table:table-cell>
          <table:table-cell table:style-name="Tableau3.A2" office:value-type="string">
            <text:p text:style-name="P37">1</text:p>
          </table:table-cell>
          <table:table-cell table:style-name="Tableau3.D2" office:value-type="string">
            <text:p text:style-name="P37">1</text:p>
          </table:table-cell>
        </table:table-row>
      </table:table>
      <text:p text:style-name="P1"/>
      <text:p text:style-name="P1"/>
      <text:p text:style-name="P1"/>
      <text:p text:style-name="P1"/>
      <text:p text:style-name="P28">Pour le deuxième fonction factorielle :</text:p>
      <text:p text:style-name="P28"/>
      <text:p text:style-name="P52"><text:tab/>Le programme donne :</text:p>
      <text:p text:style-name="P42"><text:tab/><text:tab/><text:span text:style-name="T27">le test-</text:span><text:span text:style-name="T28">5</text:span><text:span text:style-name="T27"> a raté </text:span></text:p>
      <text:p text:style-name="P50"><text:s/><text:tab/><text:tab/>le test5 a raté </text:p>
      <text:p text:style-name="P28"><text:tab/>Le programme marche <text:span text:style-name="T5">que </text:span>quand a=0,1,2,3,4</text:p>
      <text:p text:style-name="P28"><text:tab/>Il ne marche pas pour les autres cas</text:p>
      <text:p text:style-name="P28"><text:tab/>Pour couvrir plus de cas, il faut changer le fonction factorielle :</text:p>
      <text:p text:style-name="P28"/>
      <text:p text:style-name="P2"><text:span text:style-name="T3"><text:tab/><text:tab/><text:tab/><text:tab/><text:tab/></text:span><text:span text:style-name="T4">int fac(int a){ </text:span></text:p>
      <text:p text:style-name="P11">int resultat=1;<text:tab/> </text:p>
      <text:p text:style-name="P11"><text:tab/>for(int i=1;i&lt;=a;i++){ </text:p>
      <text:p text:style-name="P12"><text:tab/><text:tab/>resultat=resultat*i;</text:p>
      <text:p text:style-name="P12">}<text:tab/> </text:p>
      <text:p text:style-name="P11">return resultat; </text:p>
      <text:p text:style-name="P13"><text:tab/><text:tab/><text:tab/><text:tab/><text:tab/>} </text:p>
      <text:p text:style-name="P24"><text:soft-page-break/>Mais ça ne marche pas pour les nombres a partir de 15, il faut trouver un autre façon pour calculer la factorielle des nombres grands </text:p>
      <text:p text:style-name="P13"/>
      <text:p text:style-name="P3"><text:span text:style-name="T2">Il est possible d’améliorer le code grâce au test qui garantit le non régression du </text:span>code. </text:p>
      <text:p text:style-name="P17"/>
      <text:p text:style-name="P17"/>
      <text:p text:style-name="P27">Exercice3</text:p>
      <text:p text:style-name="P27"/>
      <text:p text:style-name="P22">Pour tester, le programme,le fichier :<text:span text:style-name="T19">testpas.c</text:span> test les fonction dans le programme. </text:p>
      <text:p text:style-name="P22">Il donne les informations :</text:p>
      <text:p text:style-name="P44">Le test <text:span text:style-name="T23">i=</text:span>4, <text:span text:style-name="T23">j=</text:span>1 a raté,le résultat est 0 <text:span text:style-name="T23">(à la place de 4)</text:span></text:p>
      <text:p text:style-name="P23"><text:span text:style-name="T11">Donc le problème vient de </text:span><text:span text:style-name="T12">le </text:span><text:span text:style-name="T11">fonction </text:span><text:span text:style-name="T6">:</text:span><text:span text:style-name="T7">calculer_une_case </text:span></text:p>
      <text:p text:style-name="P5"><text:span text:style-name="T14">P</text:span><text:span text:style-name="T13">our tester le fonction fac , j'ai essayé plusieurs valeur</text:span><text:span text:style-name="T18">s</text:span><text:span text:style-name="T13">, tout</text:span><text:span text:style-name="T18">e</text:span><text:span text:style-name="T13">s sont correctes</text:span></text:p>
      <text:p text:style-name="P4"><text:span text:style-name="T14">L</text:span><text:span text:style-name="T13">e problème est que dans fonction <text:s/></text:span><text:span text:style-name="T7">calculer_une_case </text:span><text:span text:style-name="T14">,</text:span><text:span text:style-name="T13">la valeur c et l sont dans l'inverse , donc il faut changer <text:s/>l à c, et c à l.</text:span></text:p>
      <text:p text:style-name="P4"><text:span text:style-name="T14">P</text:span><text:span text:style-name="T13">ar changer ce</text:span><text:span text:style-name="T16">s</text:span><text:span text:style-name="T13"> deux variables, le programme marche normal</text:span><text:span text:style-name="T15">e</text:span><text:span text:style-name="T13">ment.</text:span></text:p>
      <text:p text:style-name="P6"><text:span text:style-name="T13">Pour éviter ce genre de problème, on peut utiliser le même nom de variable dans le fonction main que dans les fonctions</text:span></text:p>
      <text:p text:style-name="P46"/>
      <text:p text:style-name="P47"/>
      <text:p text:style-name="P47"/>
      <text:p text:style-name="P47">Exercice4</text:p>
      <text:p text:style-name="P7"><text:span text:style-name="T13"><text:tab/></text:span><text:span text:style-name="T17">Le programme a crée le fichier :</text:span></text:p>
      <text:p text:style-name="P47"/>
      <text:p text:style-name="P7"><text:span text:style-name="T8"><text:s text:c="5"/></text:span><text:span text:style-name="T9"><text:s text:c="2"/></text:span><text:span text:style-name="T10"><text:s/>-: <text:s text:c="3"/>0:Source:tableau.c</text:span></text:p>
      <text:p text:style-name="P45"><text:s text:c="8"/>-: <text:s text:c="3"/>0:Graph:tableau.gcno</text:p>
      <text:p text:style-name="P45"><text:s text:c="8"/>-: <text:s text:c="3"/>0:Data:tableau.gcda</text:p>
      <text:p text:style-name="P45"><text:s text:c="8"/>-: <text:s text:c="3"/>0:Runs:1</text:p>
      <text:p text:style-name="P45"><text:s text:c="8"/>-: <text:s text:c="3"/>0:Programs:1</text:p>
      <text:p text:style-name="P45"><text:s text:c="8"/>-: <text:s text:c="3"/>1://</text:p>
      <text:p text:style-name="P45"><text:s text:c="8"/>-: <text:s text:c="3"/>2:// <text:s/>tableau.c</text:p>
      <text:p text:style-name="P45"><text:s text:c="8"/>-: <text:s text:c="3"/>3:// <text:s/></text:p>
      <text:p text:style-name="P45"><text:s text:c="8"/>-: <text:s text:c="3"/>4://</text:p>
      <text:p text:style-name="P45"><text:s text:c="8"/>-: <text:s text:c="3"/>5:// <text:s/>Created by Claudine Piau-Toffolon on 19/10/2015.</text:p>
      <text:p text:style-name="P45"><text:s text:c="8"/>-: <text:s text:c="3"/>6://</text:p>
      <text:p text:style-name="P45"><text:s text:c="8"/>-: <text:s text:c="3"/>7://</text:p>
      <text:p text:style-name="P45"><text:s text:c="8"/>-: <text:s text:c="3"/>8:</text:p>
      <text:p text:style-name="P45"><text:s text:c="8"/>-: <text:s text:c="3"/>9:#include &lt;stdio.h&gt;</text:p>
      <text:p text:style-name="P45"><text:s text:c="8"/>-: <text:s text:c="2"/>10:#include &lt;stdlib.h&gt; </text:p>
      <text:p text:style-name="P45"><text:s text:c="8"/>-: <text:s text:c="2"/>11:#include &lt;time.h&gt; </text:p>
      <text:p text:style-name="P45"><text:s text:c="8"/>-: <text:s text:c="2"/>12:#include &lt;string.h&gt;</text:p>
      <text:p text:style-name="P45"><text:s text:c="8"/>-: <text:s text:c="2"/>13:void permuter_cases (char *tableau, int i1, int i2, int taille) {</text:p>
      <text:p text:style-name="P45"><text:s text:c="8"/>-: <text:s text:c="2"/>14: <text:s text:c="3"/>char inter;</text:p>
      <text:p text:style-name="P45"><text:s text:c="7"/>20: <text:s text:c="2"/>15: <text:s text:c="3"/>if( (i1 &lt; 0) || (i2 &lt; 0) || (i1 &gt;= taille) || (i2 &gt;= taille)){ printf("impossible d'effectuer la permutation\n");</text:p>
      <text:p text:style-name="P45"><text:s text:c="4"/>#####: <text:s text:c="2"/>16: <text:s text:c="7"/>exit(1);</text:p>
      <text:p text:style-name="P45"><text:s text:c="8"/>-: <text:s text:c="2"/>17: <text:s text:c="3"/>}</text:p>
      <text:p text:style-name="P45"><text:s text:c="8"/>5: <text:s text:c="2"/>18: <text:s text:c="3"/>inter = tableau[i2];</text:p>
      <text:p text:style-name="P45"><text:s text:c="8"/>-: <text:s text:c="3"/>8:</text:p>
      <text:p text:style-name="P45"><text:s text:c="8"/>-: <text:s text:c="3"/>9:#include &lt;stdio.h&gt;</text:p>
      <text:p text:style-name="P45"><text:s text:c="8"/>-: <text:s text:c="2"/>10:#include &lt;stdlib.h&gt; </text:p>
      <text:p text:style-name="P45"><text:s text:c="8"/>-: <text:s text:c="2"/>11:#include &lt;time.h&gt; </text:p>
      <text:p text:style-name="P45"><text:s text:c="8"/>-: <text:s text:c="2"/>12:#include &lt;string.h&gt;</text:p>
      <text:p text:style-name="P45"><text:s text:c="8"/>-: <text:s text:c="2"/>13:void permuter_cases (char *tableau, int i1, int i2, int taille) </text:p>
      <text:p text:style-name="P45">{</text:p>
      <text:p text:style-name="P45"><text:s text:c="8"/>-: <text:s text:c="2"/>14: <text:s text:c="3"/>char inter;</text:p>
      <text:p text:style-name="P45"><text:s text:c="7"/>20: <text:s text:c="2"/>15: <text:s text:c="3"/>if( (i1 &lt; 0) || (i2 &lt; 0) || (i1 &gt;= taille) || (i2 &gt;= taille)</text:p>
      <text:p text:style-name="P45">){ printf("impossible d'effectuer la permutation\n");</text:p>
      <text:p text:style-name="P45"><text:s text:c="4"/>#####: <text:s text:c="2"/>16: <text:s text:c="7"/>exit(1);</text:p>
      <text:p text:style-name="P45"><text:s text:c="8"/>-: <text:s text:c="2"/>17: <text:s text:c="3"/>}</text:p>
      <text:p text:style-name="P45"><text:s text:c="8"/>5: <text:s text:c="2"/>18: <text:s text:c="3"/>inter = tableau[i2];</text:p>
      <text:p text:style-name="P45"><text:s text:c="8"/>5: <text:s text:c="2"/>19: <text:s text:c="3"/>tableau[i2] = tableau[i1];</text:p>
      <text:p text:style-name="P45"><text:s text:c="8"/>5: <text:s text:c="2"/>20: <text:s text:c="3"/>tableau[i1] = inter;</text:p>
      <text:p text:style-name="P45"><text:s text:c="8"/>5: <text:s text:c="2"/>21:}</text:p>
      <text:p text:style-name="P45"><text:s text:c="8"/>-: <text:s text:c="2"/>22:int main(void) {</text:p>
      <text:p text:style-name="P45"><text:s text:c="8"/>-: <text:s text:c="2"/>23: <text:s text:c="3"/>int case1, case2, indice, taille;</text:p>
      <text:p text:style-name="P45"><text:s text:c="8"/>-: <text:s text:c="2"/>24: <text:s text:c="3"/>char phrase[512];</text:p>
      <text:p text:style-name="P45"><text:s text:c="8"/>-: <text:s text:c="2"/>25: <text:s text:c="3"/>time_t nb_secondes;</text:p>
      <text:p text:style-name="P45"><text:soft-page-break/><text:s text:c="8"/>-: <text:s text:c="2"/>26: <text:s text:c="3"/>// lecture de la phrase</text:p>
      <text:p text:style-name="P45"><text:s text:c="8"/>1: <text:s text:c="2"/>27: <text:s text:c="3"/>printf("entrez une phrase : "); fgets(phrase, 512, stdin);</text:p>
      <text:p text:style-name="P45"><text:s text:c="8"/>1: <text:s text:c="2"/>28: <text:s text:c="3"/>taille = strlen(phrase);</text:p>
      <text:p text:style-name="P45"><text:s text:c="8"/>1: <text:s text:c="2"/>29: <text:s text:c="3"/>printf("taille de la phrase : %d\n\n", taille);</text:p>
      <text:p text:style-name="P45"><text:s text:c="8"/>-: <text:s text:c="2"/>30: <text:s text:c="3"/>// test aleatoire</text:p>
      <text:p text:style-name="P45"><text:s text:c="8"/>1: <text:s text:c="2"/>31: <text:s text:c="3"/>printf("TEST ALEATOIRE ------------------\n");</text:p>
      <text:p text:style-name="P45"><text:s text:c="8"/>1: <text:s text:c="2"/>32: <text:s text:c="3"/>srand(time(&amp;nb_secondes)); //initialisation du generateur de nb aleatoires</text:p>
      <text:p text:style-name="P45"><text:s text:c="7"/>12: <text:s text:c="2"/>33: <text:s text:c="3"/>for(indice=0; indice &lt; 5; indice++){ // testons 5 fois</text:p>
      <text:p text:style-name="P45"><text:s text:c="8"/>5: <text:s text:c="2"/>34: <text:s text:c="3"/>case1 = (float)rand()/RAND_MAX * taille; // nb alea. entre 0 et taille</text:p>
      <text:p text:style-name="P45"><text:s text:c="8"/>5: <text:s text:c="2"/>35: <text:s text:c="3"/>case2 = (float)rand()/RAND_MAX * taille; // nb alea. entre 0 et taille permuter_cases(phrase, case1, case2, taille);</text:p>
      <text:p text:style-name="P45"><text:s text:c="8"/>5: <text:s text:c="2"/>36: <text:s text:c="3"/>printf("la phrase avec les cases %2d et %2d permutees : %s", case1, case2, phrase); permuter_cases(phrase, case2, case1, taille); // on reprend la phrase d'origine</text:p>
      <text:p text:style-name="P45"><text:s text:c="8"/>5: <text:s text:c="2"/>37: <text:s text:c="3"/>}</text:p>
      <text:p text:style-name="P45"><text:s text:c="8"/>1: <text:s text:c="2"/>38:return 0;</text:p>
      <text:p text:style-name="P45"><text:s text:c="8"/>-: <text:s text:c="2"/>39:}</text:p>
      <text:p text:style-name="P48"/>
      <text:p text:style-name="P25">Il contient <text:s/>le nombre de fois <text:s/>des commandes sont exécuté<text:span text:style-name="T23">es</text:span></text:p>
      <text:p text:style-name="P58">Taux de couverture du test <text:span text:style-name="T25">est 94.44%</text:span></text:p>
      <text:p text:style-name="P22"/>
      <text:p text:style-name="P53">QCM</text:p>
      <text:p text:style-name="P56">QCM :</text:p>
      <text:p text:style-name="P56"><text:span text:style-name="T24"><text:tab/></text:span><text:span text:style-name="T26">Que-est ce que c’est la boite noir quand on fait un test de boite noir</text:span></text:p>
      <text:p text:style-name="P57"><text:span text:style-name="T26"><text:tab/><text:tab/>A. Les valeurs données B.Le programme <text:s/>à tester</text:span></text:p>
      <text:p text:style-name="P57"><text:span text:style-name="T26"><text:tab/><text:tab/>C. Les résultats de test <text:s/>D.Le programme de test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KacstDecorative" svg:font-family="KacstDecorative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Thin" svg:font-family="'Lato Thin'" style:font-pitch="variable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_ke tang</meta:initial-creator>
    <meta:creation-date>2016-11-02T08:06:00</meta:creation-date>
    <dc:date>2016-11-07T17:39:19.492880713</dc:date>
    <meta:editing-duration>PT3H23M54S</meta:editing-duration>
    <meta:editing-cycles>22</meta:editing-cycles>
    <meta:generator>LibreOffice/5.1.4.2$Linux_X86_64 LibreOffice_project/10m0$Build-2</meta:generator>
    <meta:document-statistic meta:table-count="3" meta:image-count="0" meta:object-count="0" meta:page-count="6" meta:paragraph-count="301" meta:word-count="1014" meta:character-count="6606" meta:non-whitespace-character-count="5027"/>
  </office:meta>
</office:document-meta>
</file>